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1" calcext:value-type="float">
            <text:p>7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7" calcext:value-type="float">
            <text:p>5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0.2816901408451" calcext:value-type="float">
            <text:p>80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2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・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08:48:41.40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0:49:26.440000000</dc:date>
    <meta:editing-duration>P1DT5H13M14S</meta:editing-duration>
    <meta:editing-cycles>154</meta:editing-cycles>
    <meta:generator>LibreOffice/24.8.6.2$Windows_X86_64 LibreOffice_project/6d98ba145e9a8a39fc57bcc76981d1fb1316c60c</meta:generator>
    <meta:document-statistic meta:table-count="1" meta:cell-count="599" meta:object-count="1"/>
  </office:meta>
</office:document-meta>
</file>